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textarea-horizontal-align="justify" draw:textarea-vertical-align="middle" draw:auto-grow-height="false" fo:min-height="11.942cm" fo:min-width="19.56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9999" draw:textarea-horizontal-align="justify" draw:textarea-vertical-align="middle" draw:auto-grow-height="false" fo:min-height="4.393cm" fo:min-width="19.46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203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4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54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655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442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43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bottom" draw:auto-grow-height="false" fo:min-height="0cm" fo:min-width="1.23cm"/>
    </style:style>
    <style:style style:name="gr12" style:family="graphic" style:parent-style-name="standard">
      <style:graphic-properties draw:stroke="none" svg:stroke-color="#000000" draw:fill="none" draw:fill-color="#ffffff" fo:min-height="0.575cm"/>
    </style:style>
    <style:style style:name="gr13" style:family="graphic" style:parent-style-name="standard">
      <style:graphic-properties svg:stroke-color="#000000" draw:fill-color="#000000" draw:textarea-horizontal-align="justify" draw:textarea-vertical-align="bottom" draw:auto-grow-height="false" fo:min-height="0cm" fo:min-width="1.168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color="#000000" draw:fill="none" draw:fill-color="#ffffff" fo:min-height="1.666cm"/>
    </style:style>
    <style:style style:name="gr17" style:family="graphic" style:parent-style-name="standard">
      <style:graphic-properties svg:stroke-width="0.106cm" svg:stroke-color="#000000" draw:marker-start-width="0.358cm" draw:marker-end-width="0.358cm" draw:textarea-horizontal-align="justify" draw:textarea-vertical-align="middle" draw:auto-grow-height="false" fo:min-height="11.838cm" fo:min-width="19.46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left="1.524cm" fo:margin-right="0cm" fo:text-align="center" fo:text-indent="0cm"/>
      <style:text-properties fo:color="#000000"/>
    </style:style>
    <style:style style:name="P10" style:family="paragraph">
      <loext:graphic-properties draw:fill-color="#000000"/>
      <style:paragraph-properties fo:margin-left="1.524cm" fo:margin-right="0cm" fo:text-align="center" fo:text-indent="0cm"/>
      <style:text-properties fo:color="#000000"/>
    </style:style>
    <style:style style:name="P11" style:family="paragraph">
      <style:paragraph-properties fo:margin-left="2.337cm" fo:margin-right="0cm" fo:text-align="center" fo:text-indent="0cm"/>
      <style:text-properties fo:color="#000000"/>
    </style:style>
    <style:style style:name="P12" style:family="paragraph">
      <loext:graphic-properties draw:fill-color="#000000"/>
      <style:paragraph-properties fo:margin-left="2.337cm" fo:margin-right="0cm" fo:text-align="center" fo:text-indent="0cm"/>
      <style:text-properties fo:color="#000000"/>
    </style:style>
    <style:style style:name="P13" style:family="paragraph">
      <style:paragraph-properties fo:margin-left="2.845cm" fo:margin-right="0cm" fo:text-align="center" fo:text-indent="0cm"/>
      <style:text-properties fo:color="#000000"/>
    </style:style>
    <style:style style:name="P14" style:family="paragraph">
      <loext:graphic-properties draw:fill-color="#000000"/>
      <style:paragraph-properties fo:margin-left="2.491cm" fo:margin-right="0cm" fo:text-align="center" fo:text-indent="0cm"/>
      <style:text-properties fo:color="#000000"/>
    </style:style>
    <style:style style:name="P15" style:family="paragraph">
      <style:paragraph-properties fo:margin-left="2.591cm" fo:margin-right="0cm" fo:text-align="center" fo:text-indent="0cm"/>
      <style:text-properties fo:color="#000000"/>
    </style:style>
    <style:style style:name="P16" style:family="paragraph">
      <loext:graphic-properties draw:fill-color="#000000"/>
      <style:paragraph-properties fo:margin-left="2.591cm" fo:margin-right="0cm" fo:text-align="center" fo:text-indent="0cm"/>
      <style:text-properties fo:color="#000000"/>
    </style:style>
    <style:style style:name="P17" style:family="paragraph">
      <style:paragraph-properties fo:margin-left="0cm" fo:margin-right="0.203cm" fo:margin-top="0cm" fo:margin-bottom="0cm" fo:text-align="center" fo:text-indent="0cm"/>
      <style:text-properties fo:color="#000000"/>
    </style:style>
    <style:style style:name="P18" style:family="paragraph">
      <loext:graphic-properties draw:fill-color="#000000"/>
      <style:paragraph-properties fo:margin-left="0cm" fo:margin-right="0.203cm" fo:margin-top="0cm" fo:margin-bottom="0cm" fo:text-align="center" fo:text-indent="0cm"/>
      <style:text-properties fo:color="#000000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margin-left="2.642cm" fo:margin-right="0cm" fo:text-align="center" fo:text-indent="0cm"/>
      <style:text-properties fo:color="#000000"/>
    </style:style>
    <style:style style:name="P23" style:family="paragraph">
      <loext:graphic-properties draw:fill-color="#000000"/>
      <style:paragraph-properties fo:margin-left="2.845cm" fo:margin-right="0cm" fo:text-align="center" fo:text-indent="0cm"/>
      <style:text-properties fo:color="#000000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26pt"/>
    </style:style>
    <style:style style:name="P28" style:family="paragraph">
      <style:paragraph-properties fo:margin-left="1.524cm" fo:margin-right="0cm" fo:text-align="center" fo:text-indent="0cm"/>
      <style:text-properties fo:color="#000000" fo:font-size="18pt"/>
    </style:style>
    <style:style style:name="P29" style:family="paragraph">
      <loext:graphic-properties draw:fill-color="#000000"/>
      <style:paragraph-properties fo:margin-left="1.524cm" fo:margin-right="0cm" fo:text-align="center" fo:text-indent="0cm"/>
      <style:text-properties fo:color="#000000" fo:font-size="18pt"/>
    </style:style>
    <style:style style:name="P30" style:family="paragraph">
      <style:paragraph-properties fo:margin-left="2.337cm" fo:margin-right="0cm" fo:text-align="center" fo:text-indent="0cm"/>
      <style:text-properties fo:color="#000000" fo:font-size="18pt"/>
    </style:style>
    <style:style style:name="P31" style:family="paragraph">
      <loext:graphic-properties draw:fill-color="#000000"/>
      <style:paragraph-properties fo:margin-left="2.337cm" fo:margin-right="0cm" fo:text-align="center" fo:text-indent="0cm"/>
      <style:text-properties fo:color="#000000" fo:font-size="18pt"/>
    </style:style>
    <style:style style:name="P32" style:family="paragraph">
      <style:paragraph-properties fo:margin-left="2.845cm" fo:margin-right="0cm" fo:text-align="center" fo:text-indent="0cm"/>
      <style:text-properties fo:color="#000000" fo:font-size="18pt"/>
    </style:style>
    <style:style style:name="P33" style:family="paragraph">
      <loext:graphic-properties draw:fill-color="#000000"/>
      <style:paragraph-properties fo:margin-left="2.845cm" fo:margin-right="0cm" fo:text-align="center" fo:text-indent="0cm"/>
      <style:text-properties fo:color="#000000" fo:font-size="18pt"/>
    </style:style>
    <style:style style:name="P34" style:family="paragraph">
      <style:paragraph-properties fo:margin-left="2.591cm" fo:margin-right="0cm" fo:text-align="center" fo:text-indent="0cm"/>
      <style:text-properties fo:color="#000000" fo:font-size="18pt"/>
    </style:style>
    <style:style style:name="P35" style:family="paragraph">
      <loext:graphic-properties draw:fill-color="#000000"/>
      <style:paragraph-properties fo:margin-left="2.591cm" fo:margin-right="0cm" fo:text-align="center" fo:text-indent="0cm"/>
      <style:text-properties fo:color="#000000" fo:font-size="18pt"/>
    </style:style>
    <style:style style:name="P36" style:family="paragraph">
      <style:paragraph-properties fo:margin-left="0cm" fo:margin-right="0.203cm" fo:margin-top="0cm" fo:margin-bottom="0cm" fo:text-align="center" fo:text-indent="0cm"/>
      <style:text-properties fo:color="#000000" fo:font-size="18pt"/>
    </style:style>
    <style:style style:name="P37" style:family="paragraph">
      <loext:graphic-properties draw:fill-color="#000000"/>
      <style:paragraph-properties fo:margin-left="0cm" fo:margin-right="0.203cm" fo:margin-top="0cm" fo:margin-bottom="0cm" fo:text-align="center" fo:text-indent="0cm"/>
      <style:text-properties fo:color="#000000" fo:font-size="18pt"/>
    </style:style>
    <style:style style:name="P38" style:family="paragraph">
      <style:paragraph-properties fo:text-align="center"/>
      <style:text-properties fo:font-size="18pt"/>
    </style:style>
    <style:style style:name="P39" style:family="paragraph">
      <loext:graphic-properties draw:fill-color="#000000"/>
      <style:paragraph-properties fo:text-align="center"/>
      <style:text-properties fo:font-size="18pt"/>
    </style:style>
    <style:style style:name="P40" style:family="paragraph">
      <style:paragraph-properties fo:margin-left="2.642cm" fo:margin-right="0cm" fo:text-align="center" fo:text-indent="0cm"/>
      <style:text-properties fo:color="#000000" fo:font-size="18pt"/>
    </style:style>
    <style:style style:name="P41" style:family="paragraph">
      <loext:graphic-properties draw:fill-color="#000000"/>
      <style:paragraph-properties fo:margin-left="2.642cm" fo:margin-right="0cm" fo:text-align="center" fo:text-indent="0cm"/>
      <style:text-properties fo:color="#000000" fo:font-size="18pt"/>
    </style:style>
    <style:style style:name="P42" style:family="paragraph">
      <loext:graphic-properties draw:fill-color="#000000"/>
      <style:paragraph-properties fo:margin-left="2.642cm" fo:margin-right="0cm" fo:text-align="center" fo:text-indent="0cm"/>
      <style:text-properties fo:color="#000000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8" style:family="text">
      <style:text-properties style:font-name="Liberation Sans" fo:font-size="18pt" style:font-name-asian="Liberation Sans1" style:font-size-asian="18pt" style:font-name-complex="Liberation Sans1" style:font-size-complex="18pt"/>
    </style:style>
    <style:style style:name="T9" style:family="text">
      <style:text-properties fo:color="#000000"/>
    </style:style>
    <style:style style:name="T10" style:family="text">
      <style:text-properties fo:color="#000000" style:font-name="Liberation Sans1" fo:font-size="18pt" style:font-name-asian="Liberation Sans1" style:font-size-asian="18pt" style:font-name-complex="Liberation Sans1" style:font-size-complex="18pt"/>
    </style:style>
    <style:style style:name="T11" style:family="text">
      <style:text-properties fo:color="#000000" style:font-name="Liberation Sans" fo:font-size="18pt" style:font-name-asian="Liberation Sans1" style:font-size-asian="18pt" style:font-name-complex="Liberation Sans1" style:font-size-complex="18pt"/>
    </style:style>
    <style:style style:name="T12" style:family="text">
      <style:text-properties style:text-position="sub 58%" style:font-size-asian="18pt" style:font-weight-asian="normal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2.192cm" svg:x="4.683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066cm" svg:height="4.747cm" svg:x="4.683cm" svg:y="4.50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57cm" svg:y1="9.255cm" svg:x2="12.557cm" svg:y2="17.129cm">
          <text:p/>
        </draw:line>
        <draw:frame draw:style-name="gr4" draw:text-style-name="P5" draw:layer="layout" svg:width="20.447cm" svg:height="2.453cm" svg:x="4.556cm" svg:y="1.762cm">
          <draw:text-box>
            <text:p text:style-name="P4"><text:span text:style-name="T1">Historical Carbon Budget: 1995 – 1870</text:span></text:p>
            <text:p text:style-name="P4"><text:span text:style-name="T1">MPI-ESM Large Ensemble n=100</text:span></text:p>
          </draw:text-box>
        </draw:frame>
        <draw:ellipse draw:style-name="gr5" draw:text-style-name="P6" draw:layer="layout" svg:width="4.699cm" svg:height="1.778cm" svg:x="12.879cm" svg:y="5.761cm" draw:kind="arc" draw:start-angle="177.55" draw:end-angle="161.05">
          <text:p text:style-name="P1"><text:span text:style-name="T2">157</text:span></text:p>
        </draw:ellipse>
        <draw:frame draw:style-name="gr6" draw:text-style-name="P8" draw:layer="layout" svg:width="5.521cm" svg:height="1.204cm" draw:transform="rotate (1.5707963267949) translate (3.361cm 9.52cm)">
          <draw:text-box>
            <text:p text:style-name="P7"><text:span text:style-name="T3">Atmosphere</text:span></text:p>
          </draw:text-box>
        </draw:frame>
        <draw:frame draw:style-name="gr6" draw:text-style-name="P8" draw:layer="layout" svg:width="5.521cm" svg:height="1.204cm" draw:transform="rotate (1.5707963267949) translate (3.361cm 15.821cm)">
          <draw:text-box>
            <text:p text:style-name="P7"><text:span text:style-name="T3">Ocean</text:span></text:p>
          </draw:text-box>
        </draw:frame>
        <draw:frame draw:style-name="gr6" draw:text-style-name="P8" draw:layer="layout" svg:width="5.521cm" svg:height="1.204cm" svg:x="12.1cm" svg:y="18.259cm">
          <draw:text-box>
            <text:p text:style-name="P7"><text:span text:style-name="T3">Latitude</text:span></text:p>
          </draw:text-box>
        </draw:frame>
        <draw:frame draw:style-name="gr6" draw:text-style-name="P8" draw:layer="layout" svg:width="2.673cm" svg:height="1.204cm" svg:x="3.449cm" svg:y="17.059cm">
          <draw:text-box>
            <text:p text:style-name="P7"><text:span text:style-name="T3">90</text:span><text:span text:style-name="T4">°</text:span><text:span text:style-name="T3">S</text:span></text:p>
          </draw:text-box>
        </draw:frame>
        <draw:frame draw:style-name="gr6" draw:text-style-name="P8" draw:layer="layout" svg:width="2.673cm" svg:height="1.204cm" svg:x="11.25cm" svg:y="17.059cm">
          <draw:text-box>
            <text:p text:style-name="P7"><text:span text:style-name="T3">30</text:span><text:span text:style-name="T4">°</text:span><text:span text:style-name="T3">S</text:span></text:p>
          </draw:text-box>
        </draw:frame>
        <draw:frame draw:style-name="gr6" draw:text-style-name="P8" draw:layer="layout" svg:width="2.673cm" svg:height="1.204cm" svg:x="23.251cm" svg:y="17.059cm">
          <draw:text-box>
            <text:p text:style-name="P7"><text:span text:style-name="T3">90</text:span><text:span text:style-name="T4">°N</text:span></text:p>
          </draw:text-box>
        </draw:frame>
        <draw:ellipse draw:style-name="gr5" draw:text-style-name="P6" draw:layer="layout" svg:width="4.699cm" svg:height="1.778cm" svg:x="6.48cm" svg:y="10.961cm" draw:kind="arc" draw:start-angle="177.55" draw:end-angle="161.05">
          <text:p text:style-name="P1"><text:span text:style-name="T5">DIC: </text:span><text:span text:style-name="T6">27.5</text:span><text:span text:style-name="T7">±</text:span><text:span text:style-name="T8">4.7</text:span></text:p>
        </draw:ellipse>
        <draw:ellipse draw:style-name="gr5" draw:text-style-name="P6" draw:layer="layout" svg:width="4.699cm" svg:height="1.778cm" svg:x="6.481cm" svg:y="13.461cm" draw:kind="arc" draw:start-angle="177.55" draw:end-angle="161.05">
          <text:p text:style-name="P1"><text:span text:style-name="T5">DPOC: </text:span><text:span text:style-name="T6">-0.1</text:span><text:span text:style-name="T7">±0</text:span><text:span text:style-name="T8">.2</text:span></text:p>
        </draw:ellipse>
        <draw:ellipse draw:style-name="gr5" draw:text-style-name="P6" draw:layer="layout" svg:width="4.699cm" svg:height="1.778cm" svg:x="16.681cm" svg:y="10.961cm" draw:kind="arc" draw:start-angle="177.55" draw:end-angle="161.05">
          <text:p text:style-name="P1"><text:span text:style-name="T5">DIC: </text:span><text:span text:style-name="T6">28.9</text:span><text:span text:style-name="T7">±3</text:span><text:span text:style-name="T8">.6</text:span></text:p>
        </draw:ellipse>
        <draw:ellipse draw:style-name="gr5" draw:text-style-name="P6" draw:layer="layout" svg:width="4.699cm" svg:height="1.778cm" svg:x="16.782cm" svg:y="13.461cm" draw:kind="arc" draw:start-angle="177.55" draw:end-angle="161.05">
          <text:p text:style-name="P1"><text:span text:style-name="T5">DPOC:</text:span><text:span text:style-name="T6"> -0.2</text:span><text:span text:style-name="T7">±0</text:span><text:span text:style-name="T8">.1</text:span></text:p>
        </draw:ellipse>
        <draw:custom-shape draw:style-name="gr7" draw:text-style-name="P10" draw:layer="layout" svg:width="0.254cm" svg:height="1.905cm" svg:x="5.434cm" svg:y="8.02cm">
          <text:p text:style-name="P9"><text:span text:style-name="T9">15.7</text:span></text:p>
          <draw:enhanced-geometry svg:viewBox="0 0 21600 21600" draw:text-areas="?f0 0 ?f2 ?f5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2" draw:layer="layout" svg:width="0.254cm" svg:height="1.905cm" svg:x="4.78cm" svg:y="15.732cm">
          <text:p text:style-name="P11"><text:span text:style-name="T10">4.6±0</text:span><text:span text:style-name="T11">.2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254cm" svg:height="1.905cm" svg:x="7.312cm" svg:y="15.732cm">
          <text:p text:style-name="P11"><text:span text:style-name="T10">9.9±0</text:span><text:span text:style-name="T11">.1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4" draw:layer="layout" svg:width="0.228cm" svg:height="1.932cm" svg:x="7.964cm" svg:y="7.885cm">
          <text:p text:style-name="P13"><text:span text:style-name="T9">-99.8</text:span><text:span text:style-name="T10">±1</text:span><text:span text:style-name="T11">.7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0.228cm" svg:height="1.932cm" svg:x="9.871cm" svg:y="15.586cm">
          <text:p text:style-name="P15"><text:span text:style-name="T9">12.1</text:span><text:span text:style-name="T10">±0</text:span><text:span text:style-name="T11">.8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8" draw:layer="layout" svg:width="1.905cm" svg:height="0.254cm" svg:x="11.795cm" svg:y="14.265cm">
          <text:p text:style-name="P17"><text:span text:style-name="T9">85.6</text:span><text:span text:style-name="T10">±3</text:span><text:span text:style-name="T11">.7</text:span></text:p>
          <draw:enhanced-geometry svg:viewBox="0 0 21600 21600" draw:text-areas="0 ?f0 ?f5 ?f2" draw:mirror-horizontal="false" draw:mirror-vertical="false" draw:type="right-arrow" draw:modifiers="16262.3294858342 6776.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draw:layer="layout" svg:width="2.794cm" svg:height="0.825cm" draw:transform="rotate (1.5707963267949) translate (4.81cm 10.144cm)">
          <draw:text-box>
            <text:p text:style-name="P19">weathering</text:p>
          </draw:text-box>
        </draw:frame>
        <draw:frame draw:style-name="gr12" draw:text-style-name="P20" draw:layer="layout" svg:width="2.794cm" svg:height="0.864cm" draw:transform="rotate (1.5707963267949) translate (7.311cm 9.444cm)">
          <draw:text-box>
            <text:p text:style-name="P19">CO<text:span text:style-name="T12">2</text:span>flux</text:p>
          </draw:text-box>
        </draw:frame>
        <draw:frame draw:style-name="gr12" draw:text-style-name="P20" draw:layer="layout" svg:width="2.794cm" svg:height="0.825cm" draw:transform="rotate (1.5707963267949) translate (4.011cm 17.344cm)">
          <draw:text-box>
            <text:p text:style-name="P19">prcaca</text:p>
          </draw:text-box>
        </draw:frame>
        <draw:frame draw:style-name="gr12" draw:text-style-name="P20" draw:layer="layout" svg:width="2.794cm" svg:height="0.825cm" draw:transform="rotate (1.5707963267949) translate (6.812cm 17.344cm)">
          <draw:text-box>
            <text:p text:style-name="P19">prorca</text:p>
          </draw:text-box>
        </draw:frame>
        <draw:frame draw:style-name="gr12" draw:text-style-name="P20" draw:layer="layout" svg:width="2.794cm" svg:height="0.825cm" draw:transform="rotate (1.5707963267949) translate (9.313cm 17.344cm)">
          <draw:text-box>
            <text:p text:style-name="P19">sedfludic</text:p>
          </draw:text-box>
        </draw:frame>
        <draw:frame draw:style-name="gr12" draw:text-style-name="P20" draw:layer="layout" svg:width="2.794cm" svg:height="1.199cm" svg:x="12.43cm" svg:y="14.419cm">
          <draw:text-box>
            <text:p text:style-name="P19">Northward Carbon flux</text:p>
          </draw:text-box>
        </draw:frame>
        <draw:frame draw:style-name="gr12" draw:text-style-name="P20" draw:layer="layout" svg:width="2.794cm" svg:height="1.199cm" svg:x="12.43cm" svg:y="11.966cm">
          <draw:text-box>
            <text:p text:style-name="P19">Southward Carbon flux</text:p>
          </draw:text-box>
        </draw:frame>
        <draw:custom-shape draw:style-name="gr13" draw:text-style-name="P21" draw:layer="layout" svg:width="1.905cm" svg:height="0.254cm" svg:x="11.495cm" svg:y="11.795cm">
          <text:p text:style-name="P1"><text:span text:style-name="T9">-84.4</text:span><text:span text:style-name="T10">±3</text:span><text:span text:style-name="T11">.7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0.228cm" svg:height="1.932cm" svg:x="21.563cm" svg:y="15.587cm">
          <text:p text:style-name="P15"><text:span text:style-name="T9">25.4</text:span><text:span text:style-name="T10">±0</text:span><text:span text:style-name="T11">.8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20.914cm 17.344cm)">
          <draw:text-box>
            <text:p text:style-name="P19">sedfludic</text:p>
          </draw:text-box>
        </draw:frame>
        <draw:frame draw:style-name="gr12" draw:text-style-name="P20" draw:layer="layout" svg:width="2.794cm" svg:height="0.825cm" draw:transform="rotate (1.5707963267949) translate (17.713cm 17.344cm)">
          <draw:text-box>
            <text:p text:style-name="P19">prorca</text:p>
          </draw:text-box>
        </draw:frame>
        <draw:custom-shape draw:style-name="gr7" draw:text-style-name="P12" draw:layer="layout" svg:width="0.254cm" svg:height="1.905cm" svg:x="18.244cm" svg:y="15.732cm">
          <text:p text:style-name="P22"><text:span text:style-name="T10">31.6±0</text:span><text:span text:style-name="T11">.2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13.912cm 17.344cm)">
          <draw:text-box>
            <text:p text:style-name="P19">prcaca</text:p>
          </draw:text-box>
        </draw:frame>
        <draw:custom-shape draw:style-name="gr7" draw:text-style-name="P12" draw:layer="layout" svg:width="0.254cm" svg:height="1.905cm" svg:x="14.412cm" svg:y="15.732cm">
          <text:p text:style-name="P22"><text:span text:style-name="T10">71.2±2</text:span><text:span text:style-name="T11">.7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12.811cm 10.144cm)">
          <draw:text-box>
            <text:p text:style-name="P19">weathering</text:p>
          </draw:text-box>
        </draw:frame>
        <draw:frame draw:style-name="gr12" draw:text-style-name="P20" draw:layer="layout" svg:width="2.794cm" svg:height="0.825cm" draw:transform="rotate (1.5707963267949) translate (4.811cm 10.144cm)">
          <draw:text-box>
            <text:p text:style-name="P19">weathering</text:p>
          </draw:text-box>
        </draw:frame>
        <draw:custom-shape draw:style-name="gr7" draw:text-style-name="P10" draw:layer="layout" svg:width="0.254cm" svg:height="1.905cm" svg:x="13.345cm" svg:y="8.02cm">
          <text:p text:style-name="P9"><text:span text:style-name="T9">36.7</text:span></text:p>
          <draw:enhanced-geometry svg:viewBox="0 0 21600 21600" draw:text-areas="?f0 0 ?f2 ?f5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3" draw:layer="layout" svg:width="0.228cm" svg:height="1.932cm" svg:x="19.171cm" svg:y="7.886cm">
          <text:p text:style-name="P13"><text:span text:style-name="T9">15.1</text:span><text:span text:style-name="T10">±3</text:span><text:span text:style-name="T11">.2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64cm" draw:transform="rotate (1.5707963267949) translate (18.511cm 9.444cm)">
          <draw:text-box>
            <text:p text:style-name="P19">CO<text:span text:style-name="T12">2</text:span>flux</text:p>
          </draw:text-box>
        </draw:frame>
        <draw:frame draw:style-name="gr14" draw:text-style-name="P25" draw:layer="layout" svg:width="13.716cm" svg:height="1.673cm" svg:x="18.145cm" svg:y="19.288cm">
          <draw:text-box>
            <text:p text:style-name="P24"><text:span text:style-name="T13">Methodolgy: see Frölicher et al. 2015 JoC</text:span></text:p>
          </draw:text-box>
        </draw:frame>
        <draw:custom-shape draw:style-name="gr11" draw:text-style-name="P18" draw:layer="layout" svg:width="1.905cm" svg:height="0.254cm" svg:x="7.985cm" svg:y="18.661cm">
          <text:p text:style-name="P17"><text:span text:style-name="T9"/></text:p>
          <draw:enhanced-geometry svg:viewBox="0 0 21600 21600" draw:text-areas="0 ?f0 ?f5 ?f2" draw:mirror-horizontal="false" draw:mirror-vertical="false" draw:type="right-arrow" draw:modifiers="16262.3294858342 6776.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5" draw:layer="layout" svg:width="5.969cm" svg:height="0.889cm" svg:x="6.588cm" svg:y="17.999cm">
          <draw:text-box>
            <text:p text:style-name="P24"><text:span text:style-name="T13">Carbon Flux [PgC]</text:span></text:p>
          </draw:text-box>
        </draw:frame>
        <draw:frame draw:style-name="gr16" draw:text-style-name="P25" draw:layer="layout" svg:width="8.944cm" svg:height="1.916cm" svg:x="5.191cm" svg:y="18.8cm">
          <draw:text-box>
            <text:p text:style-name="P24"><text:span text:style-name="T13"><text:s text:c="11"/></text:span><text:span text:style-name="T13">ensmean </text:span><text:span text:style-name="T14">± ensstd</text:span></text:p>
            <text:p text:style-name="P24"><text:span text:style-name="T14"><text:s text:c="5"/></text:span><text:span text:style-name="T14">forced signal ± int. variability</text:span></text:p>
          </draw:text-box>
        </draw:frame>
        <draw:ellipse draw:style-name="gr5" draw:text-style-name="P26" draw:layer="layout" svg:width="3.563cm" svg:height="1.213cm" svg:x="2.017cm" svg:y="18.527cm" draw:kind="arc" draw:start-angle="177.55" draw:end-angle="161.05">
          <text:p text:style-name="P26"><text:span text:style-name="T13">inventory </text:span></text:p>
          <text:p text:style-name="P26"><text:span text:style-name="T13">change</text:span></text:p>
        </draw:ellipse>
      </draw:page>
      <draw:page draw:name="page2" draw:style-name="dp1" draw:master-page-name="Default">
        <draw:custom-shape draw:style-name="gr17" draw:text-style-name="P1" draw:layer="layout" svg:width="20.066cm" svg:height="12.192cm" svg:x="4.683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066cm" svg:height="4.747cm" svg:x="4.683cm" svg:y="4.50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57cm" svg:y1="9.255cm" svg:x2="12.557cm" svg:y2="17.129cm">
          <text:p/>
        </draw:line>
        <draw:frame draw:style-name="gr4" draw:text-style-name="P5" draw:layer="layout" svg:width="20.447cm" svg:height="2.453cm" svg:x="4.556cm" svg:y="1.762cm">
          <draw:text-box>
            <text:p text:style-name="P4"><text:span text:style-name="T1">Control Carbon Budget: 1995 – 1870</text:span></text:p>
            <text:p text:style-name="P4"><text:span text:style-name="T1">MPI-ESM Large Ensemble n=100</text:span></text:p>
          </draw:text-box>
        </draw:frame>
        <draw:ellipse draw:style-name="gr5" draw:text-style-name="P6" draw:layer="layout" svg:width="4.699cm" svg:height="1.778cm" svg:x="12.879cm" svg:y="5.761cm" draw:kind="arc" draw:start-angle="177.55" draw:end-angle="161.05">
          <text:p text:style-name="P27"><text:span text:style-name="T2">0</text:span></text:p>
        </draw:ellipse>
        <draw:frame draw:style-name="gr6" draw:text-style-name="P8" draw:layer="layout" svg:width="5.521cm" svg:height="1.204cm" draw:transform="rotate (1.5707963267949) translate (3.361cm 9.52cm)">
          <draw:text-box>
            <text:p text:style-name="P7"><text:span text:style-name="T3">Atmosphere</text:span></text:p>
          </draw:text-box>
        </draw:frame>
        <draw:frame draw:style-name="gr6" draw:text-style-name="P8" draw:layer="layout" svg:width="5.521cm" svg:height="1.204cm" draw:transform="rotate (1.5707963267949) translate (3.361cm 15.821cm)">
          <draw:text-box>
            <text:p text:style-name="P7"><text:span text:style-name="T3">Ocean</text:span></text:p>
          </draw:text-box>
        </draw:frame>
        <draw:frame draw:style-name="gr6" draw:text-style-name="P8" draw:layer="layout" svg:width="5.521cm" svg:height="1.204cm" svg:x="12.1cm" svg:y="18.259cm">
          <draw:text-box>
            <text:p text:style-name="P7"><text:span text:style-name="T3">Latitude</text:span></text:p>
          </draw:text-box>
        </draw:frame>
        <draw:frame draw:style-name="gr6" draw:text-style-name="P8" draw:layer="layout" svg:width="2.673cm" svg:height="1.204cm" svg:x="3.449cm" svg:y="17.059cm">
          <draw:text-box>
            <text:p text:style-name="P7"><text:span text:style-name="T3">90</text:span><text:span text:style-name="T4">°</text:span><text:span text:style-name="T3">S</text:span></text:p>
          </draw:text-box>
        </draw:frame>
        <draw:frame draw:style-name="gr6" draw:text-style-name="P8" draw:layer="layout" svg:width="2.673cm" svg:height="1.204cm" svg:x="11.25cm" svg:y="17.059cm">
          <draw:text-box>
            <text:p text:style-name="P7"><text:span text:style-name="T3">30</text:span><text:span text:style-name="T4">°</text:span><text:span text:style-name="T3">S</text:span></text:p>
          </draw:text-box>
        </draw:frame>
        <draw:frame draw:style-name="gr6" draw:text-style-name="P8" draw:layer="layout" svg:width="2.673cm" svg:height="1.204cm" svg:x="23.251cm" svg:y="17.059cm">
          <draw:text-box>
            <text:p text:style-name="P7"><text:span text:style-name="T3">90</text:span><text:span text:style-name="T4">°N</text:span></text:p>
          </draw:text-box>
        </draw:frame>
        <draw:ellipse draw:style-name="gr5" draw:text-style-name="P6" draw:layer="layout" svg:width="4.699cm" svg:height="1.778cm" svg:x="6.48cm" svg:y="10.961cm" draw:kind="arc" draw:start-angle="177.55" draw:end-angle="161.05">
          <text:p text:style-name="P27"><text:span text:style-name="T5">DIC: </text:span><text:span text:style-name="T6">-8.1</text:span><text:span text:style-name="T7">±</text:span><text:span text:style-name="T8">4.5</text:span></text:p>
        </draw:ellipse>
        <draw:ellipse draw:style-name="gr5" draw:text-style-name="P6" draw:layer="layout" svg:width="4.699cm" svg:height="1.778cm" svg:x="6.481cm" svg:y="13.461cm" draw:kind="arc" draw:start-angle="177.55" draw:end-angle="161.05">
          <text:p text:style-name="P27"><text:span text:style-name="T5">DPOC: </text:span><text:span text:style-name="T6">-0.0</text:span><text:span text:style-name="T7">±0</text:span><text:span text:style-name="T8">.2</text:span></text:p>
        </draw:ellipse>
        <draw:ellipse draw:style-name="gr5" draw:text-style-name="P6" draw:layer="layout" svg:width="4.699cm" svg:height="1.778cm" svg:x="16.681cm" svg:y="10.961cm" draw:kind="arc" draw:start-angle="177.55" draw:end-angle="161.05">
          <text:p text:style-name="P27"><text:span text:style-name="T5">DIC: </text:span><text:span text:style-name="T6">-33.2</text:span><text:span text:style-name="T7">±3</text:span><text:span text:style-name="T8">.6</text:span></text:p>
        </draw:ellipse>
        <draw:ellipse draw:style-name="gr5" draw:text-style-name="P6" draw:layer="layout" svg:width="4.699cm" svg:height="1.778cm" svg:x="16.782cm" svg:y="13.461cm" draw:kind="arc" draw:start-angle="177.55" draw:end-angle="161.05">
          <text:p text:style-name="P27"><text:span text:style-name="T5">DPOC: </text:span><text:span text:style-name="T6">-0.2</text:span><text:span text:style-name="T7">±0</text:span><text:span text:style-name="T8">.1</text:span></text:p>
        </draw:ellipse>
        <draw:custom-shape draw:style-name="gr7" draw:text-style-name="P29" draw:layer="layout" svg:width="0.254cm" svg:height="1.905cm" svg:x="5.434cm" svg:y="8.02cm">
          <text:p text:style-name="P28"><text:span text:style-name="T9">15.7</text:span></text:p>
          <draw:enhanced-geometry svg:viewBox="0 0 21600 21600" draw:text-areas="?f0 0 ?f2 ?f5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1" draw:layer="layout" svg:width="0.254cm" svg:height="1.905cm" svg:x="4.78cm" svg:y="15.732cm">
          <text:p text:style-name="P30"><text:span text:style-name="T10">4.7±0</text:span><text:span text:style-name="T11">.2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1" draw:layer="layout" svg:width="0.254cm" svg:height="1.905cm" svg:x="7.312cm" svg:y="15.732cm">
          <text:p text:style-name="P30"><text:span text:style-name="T10">9.9±0</text:span><text:span text:style-name="T11">.2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3" draw:layer="layout" svg:width="0.228cm" svg:height="1.932cm" svg:x="7.964cm" svg:y="7.885cm">
          <text:p text:style-name="P32"><text:span text:style-name="T9">-56.7</text:span><text:span text:style-name="T10">±1</text:span><text:span text:style-name="T11">.3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5" draw:layer="layout" svg:width="0.228cm" svg:height="1.932cm" svg:x="9.871cm" svg:y="15.586cm">
          <text:p text:style-name="P34"><text:span text:style-name="T9">12.0</text:span><text:span text:style-name="T10">±0</text:span><text:span text:style-name="T11">.8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7" draw:layer="layout" svg:width="1.905cm" svg:height="0.254cm" svg:x="11.795cm" svg:y="14.265cm">
          <text:p text:style-name="P36"><text:span text:style-name="T9">78.0</text:span><text:span text:style-name="T10">±3</text:span><text:span text:style-name="T11">.4</text:span></text:p>
          <draw:enhanced-geometry svg:viewBox="0 0 21600 21600" draw:text-areas="0 ?f0 ?f5 ?f2" draw:mirror-horizontal="false" draw:mirror-vertical="false" draw:type="right-arrow" draw:modifiers="16262.3294858342 6776.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draw:layer="layout" svg:width="2.794cm" svg:height="0.825cm" draw:transform="rotate (1.5707963267949) translate (4.81cm 10.144cm)">
          <draw:text-box>
            <text:p text:style-name="P19">weathering</text:p>
          </draw:text-box>
        </draw:frame>
        <draw:frame draw:style-name="gr12" draw:text-style-name="P20" draw:layer="layout" svg:width="2.794cm" svg:height="0.864cm" draw:transform="rotate (1.5707963267949) translate (7.311cm 9.444cm)">
          <draw:text-box>
            <text:p text:style-name="P19">CO<text:span text:style-name="T12">2</text:span>flux</text:p>
          </draw:text-box>
        </draw:frame>
        <draw:frame draw:style-name="gr12" draw:text-style-name="P20" draw:layer="layout" svg:width="2.794cm" svg:height="0.825cm" draw:transform="rotate (1.5707963267949) translate (4.011cm 17.344cm)">
          <draw:text-box>
            <text:p text:style-name="P19">prcaca</text:p>
          </draw:text-box>
        </draw:frame>
        <draw:frame draw:style-name="gr12" draw:text-style-name="P20" draw:layer="layout" svg:width="2.794cm" svg:height="0.825cm" draw:transform="rotate (1.5707963267949) translate (6.812cm 17.344cm)">
          <draw:text-box>
            <text:p text:style-name="P19">prorca</text:p>
          </draw:text-box>
        </draw:frame>
        <draw:frame draw:style-name="gr12" draw:text-style-name="P20" draw:layer="layout" svg:width="2.794cm" svg:height="0.825cm" draw:transform="rotate (1.5707963267949) translate (9.313cm 17.344cm)">
          <draw:text-box>
            <text:p text:style-name="P19">sedfludic</text:p>
          </draw:text-box>
        </draw:frame>
        <draw:frame draw:style-name="gr12" draw:text-style-name="P20" draw:layer="layout" svg:width="2.794cm" svg:height="1.199cm" svg:x="12.43cm" svg:y="14.419cm">
          <draw:text-box>
            <text:p text:style-name="P19">Northward Carbon flux</text:p>
          </draw:text-box>
        </draw:frame>
        <draw:frame draw:style-name="gr12" draw:text-style-name="P20" draw:layer="layout" svg:width="2.794cm" svg:height="1.199cm" svg:x="12.43cm" svg:y="11.966cm">
          <draw:text-box>
            <text:p text:style-name="P19">Southward Carbon flux</text:p>
          </draw:text-box>
        </draw:frame>
        <draw:custom-shape draw:style-name="gr13" draw:text-style-name="P39" draw:layer="layout" svg:width="1.905cm" svg:height="0.254cm" svg:x="11.395cm" svg:y="11.795cm">
          <text:p text:style-name="P38"><text:span text:style-name="T9">-76.8</text:span><text:span text:style-name="T10">±3</text:span><text:span text:style-name="T11">.4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5" draw:layer="layout" svg:width="0.228cm" svg:height="1.932cm" svg:x="21.563cm" svg:y="15.587cm">
          <text:p text:style-name="P34"><text:span text:style-name="T9">25.5</text:span><text:span text:style-name="T10">±0</text:span><text:span text:style-name="T11">.8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20.914cm 17.344cm)">
          <draw:text-box>
            <text:p text:style-name="P19">sedfludic</text:p>
          </draw:text-box>
        </draw:frame>
        <draw:frame draw:style-name="gr12" draw:text-style-name="P20" draw:layer="layout" svg:width="2.794cm" svg:height="0.825cm" draw:transform="rotate (1.5707963267949) translate (17.713cm 17.344cm)">
          <draw:text-box>
            <text:p text:style-name="P19">prorca</text:p>
          </draw:text-box>
        </draw:frame>
        <draw:custom-shape draw:style-name="gr7" draw:text-style-name="P31" draw:layer="layout" svg:width="0.254cm" svg:height="1.905cm" svg:x="18.244cm" svg:y="15.732cm">
          <text:p text:style-name="P34"><text:span text:style-name="T10">31.8±0</text:span><text:span text:style-name="T11">.2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13.912cm 17.344cm)">
          <draw:text-box>
            <text:p text:style-name="P19">prcaca</text:p>
          </draw:text-box>
        </draw:frame>
        <draw:custom-shape draw:style-name="gr7" draw:text-style-name="P41" draw:layer="layout" svg:width="0.254cm" svg:height="1.905cm" svg:x="14.412cm" svg:y="15.732cm">
          <text:p text:style-name="P40"><text:span text:style-name="T10">72.6±2</text:span><text:span text:style-name="T11">.5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12.811cm 10.144cm)">
          <draw:text-box>
            <text:p text:style-name="P19">weathering</text:p>
          </draw:text-box>
        </draw:frame>
        <draw:frame draw:style-name="gr12" draw:text-style-name="P20" draw:layer="layout" svg:width="2.794cm" svg:height="0.825cm" draw:transform="rotate (1.5707963267949) translate (4.811cm 10.144cm)">
          <draw:text-box>
            <text:p text:style-name="P19">weathering</text:p>
          </draw:text-box>
        </draw:frame>
        <draw:custom-shape draw:style-name="gr7" draw:text-style-name="P29" draw:layer="layout" svg:width="0.254cm" svg:height="1.905cm" svg:x="13.345cm" svg:y="8.02cm">
          <text:p text:style-name="P28"><text:span text:style-name="T9">36.7</text:span></text:p>
          <draw:enhanced-geometry svg:viewBox="0 0 21600 21600" draw:text-areas="?f0 0 ?f2 ?f5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3" draw:layer="layout" svg:width="0.228cm" svg:height="1.932cm" svg:x="19.171cm" svg:y="7.886cm">
          <text:p text:style-name="P32"><text:span text:style-name="T9">67.9</text:span><text:span text:style-name="T10">±3</text:span><text:span text:style-name="T11">.1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64cm" draw:transform="rotate (1.5707963267949) translate (18.511cm 9.444cm)">
          <draw:text-box>
            <text:p text:style-name="P19">CO<text:span text:style-name="T12">2</text:span>flux</text:p>
          </draw:text-box>
        </draw:frame>
        <draw:frame draw:style-name="gr14" draw:text-style-name="P25" draw:layer="layout" svg:width="13.716cm" svg:height="1.673cm" svg:x="18.145cm" svg:y="19.288cm">
          <draw:text-box>
            <text:p text:style-name="P24"><text:span text:style-name="T13">Methodolgy: see Frölicher et al. 2015 JoC</text:span></text:p>
          </draw:text-box>
        </draw:frame>
        <draw:custom-shape draw:style-name="gr11" draw:text-style-name="P18" draw:layer="layout" svg:width="1.905cm" svg:height="0.254cm" svg:x="7.985cm" svg:y="18.661cm">
          <text:p/>
          <draw:enhanced-geometry svg:viewBox="0 0 21600 21600" draw:text-areas="0 ?f0 ?f5 ?f2" draw:mirror-horizontal="false" draw:mirror-vertical="false" draw:type="right-arrow" draw:modifiers="16262.3294858342 6776.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5" draw:layer="layout" svg:width="5.969cm" svg:height="0.889cm" svg:x="6.588cm" svg:y="17.999cm">
          <draw:text-box>
            <text:p text:style-name="P24"><text:span text:style-name="T13">Carbon Flux [PgC]</text:span></text:p>
          </draw:text-box>
        </draw:frame>
        <draw:frame draw:style-name="gr16" draw:text-style-name="P25" draw:layer="layout" svg:width="8.944cm" svg:height="1.916cm" svg:x="5.191cm" svg:y="18.8cm">
          <draw:text-box>
            <text:p text:style-name="P24"><text:span text:style-name="T13"><text:s text:c="11"/></text:span><text:span text:style-name="T13">ensmean </text:span><text:span text:style-name="T14">± ensstd</text:span></text:p>
            <text:p text:style-name="P24"><text:span text:style-name="T14"><text:s text:c="5"/></text:span><text:span text:style-name="T14">forced signal ± int. variability</text:span></text:p>
          </draw:text-box>
        </draw:frame>
        <draw:ellipse draw:style-name="gr5" draw:text-style-name="P26" draw:layer="layout" svg:width="3.563cm" svg:height="1.213cm" svg:x="2.017cm" svg:y="18.527cm" draw:kind="arc" draw:start-angle="177.55" draw:end-angle="161.05">
          <text:p text:style-name="P26"><text:span text:style-name="T13">inventory </text:span></text:p>
          <text:p text:style-name="P26"><text:span text:style-name="T13">change</text:span></text:p>
        </draw:ellipse>
      </draw:page>
      <draw:page draw:name="page3" draw:style-name="dp1" draw:master-page-name="Default">
        <draw:custom-shape draw:style-name="gr17" draw:text-style-name="P1" draw:layer="layout" svg:width="20.066cm" svg:height="12.192cm" svg:x="4.683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066cm" svg:height="4.747cm" svg:x="4.683cm" svg:y="4.50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57cm" svg:y1="9.255cm" svg:x2="12.557cm" svg:y2="17.129cm">
          <text:p/>
        </draw:line>
        <draw:frame draw:style-name="gr4" draw:text-style-name="P5" draw:layer="layout" svg:width="20.447cm" svg:height="2.453cm" svg:x="4.556cm" svg:y="1.762cm">
          <draw:text-box>
            <text:p text:style-name="P4"><text:span text:style-name="T1">Anthropogenic Carbon Budget: 1995 – 1870</text:span></text:p>
            <text:p text:style-name="P4"><text:span text:style-name="T1">MPI-ESM Large Ensemble n=100</text:span></text:p>
          </draw:text-box>
        </draw:frame>
        <draw:ellipse draw:style-name="gr5" draw:text-style-name="P6" draw:layer="layout" svg:width="4.699cm" svg:height="1.778cm" svg:x="12.879cm" svg:y="5.761cm" draw:kind="arc" draw:start-angle="177.55" draw:end-angle="161.05">
          <text:p text:style-name="P1"><text:span text:style-name="T2">157</text:span></text:p>
        </draw:ellipse>
        <draw:frame draw:style-name="gr6" draw:text-style-name="P8" draw:layer="layout" svg:width="5.521cm" svg:height="1.204cm" draw:transform="rotate (1.5707963267949) translate (3.361cm 9.52cm)">
          <draw:text-box>
            <text:p text:style-name="P7"><text:span text:style-name="T3">Atmosphere</text:span></text:p>
          </draw:text-box>
        </draw:frame>
        <draw:frame draw:style-name="gr6" draw:text-style-name="P8" draw:layer="layout" svg:width="5.521cm" svg:height="1.204cm" draw:transform="rotate (1.5707963267949) translate (3.361cm 15.821cm)">
          <draw:text-box>
            <text:p text:style-name="P7"><text:span text:style-name="T3">Ocean</text:span></text:p>
          </draw:text-box>
        </draw:frame>
        <draw:frame draw:style-name="gr6" draw:text-style-name="P8" draw:layer="layout" svg:width="5.521cm" svg:height="1.204cm" svg:x="12.1cm" svg:y="18.259cm">
          <draw:text-box>
            <text:p text:style-name="P7"><text:span text:style-name="T3">Latitude</text:span></text:p>
          </draw:text-box>
        </draw:frame>
        <draw:frame draw:style-name="gr6" draw:text-style-name="P8" draw:layer="layout" svg:width="2.673cm" svg:height="1.204cm" svg:x="3.449cm" svg:y="17.059cm">
          <draw:text-box>
            <text:p text:style-name="P7"><text:span text:style-name="T3">90</text:span><text:span text:style-name="T4">°</text:span><text:span text:style-name="T3">S</text:span></text:p>
          </draw:text-box>
        </draw:frame>
        <draw:frame draw:style-name="gr6" draw:text-style-name="P8" draw:layer="layout" svg:width="2.673cm" svg:height="1.204cm" svg:x="11.25cm" svg:y="17.059cm">
          <draw:text-box>
            <text:p text:style-name="P7"><text:span text:style-name="T3">30</text:span><text:span text:style-name="T4">°</text:span><text:span text:style-name="T3">S</text:span></text:p>
          </draw:text-box>
        </draw:frame>
        <draw:frame draw:style-name="gr6" draw:text-style-name="P8" draw:layer="layout" svg:width="2.673cm" svg:height="1.204cm" svg:x="23.251cm" svg:y="17.059cm">
          <draw:text-box>
            <text:p text:style-name="P7"><text:span text:style-name="T3">90</text:span><text:span text:style-name="T4">°N</text:span></text:p>
          </draw:text-box>
        </draw:frame>
        <draw:ellipse draw:style-name="gr5" draw:text-style-name="P6" draw:layer="layout" svg:width="4.699cm" svg:height="1.778cm" svg:x="6.48cm" svg:y="10.961cm" draw:kind="arc" draw:start-angle="177.55" draw:end-angle="161.05">
          <text:p text:style-name="P1"><text:span text:style-name="T5">DIC: </text:span><text:span text:style-name="T6">35.6</text:span><text:span text:style-name="T7">±3</text:span><text:span text:style-name="T8">.8</text:span></text:p>
        </draw:ellipse>
        <draw:ellipse draw:style-name="gr5" draw:text-style-name="P6" draw:layer="layout" svg:width="4.699cm" svg:height="1.778cm" svg:x="6.481cm" svg:y="13.461cm" draw:kind="arc" draw:start-angle="177.55" draw:end-angle="161.05">
          <text:p text:style-name="P1"><text:span text:style-name="T5">DPOC: </text:span><text:span text:style-name="T6">-0.1</text:span><text:span text:style-name="T7">±0</text:span><text:span text:style-name="T8">.2</text:span></text:p>
        </draw:ellipse>
        <draw:ellipse draw:style-name="gr5" draw:text-style-name="P6" draw:layer="layout" svg:width="4.699cm" svg:height="1.778cm" svg:x="16.681cm" svg:y="10.961cm" draw:kind="arc" draw:start-angle="177.55" draw:end-angle="161.05">
          <text:p text:style-name="P1"><text:span text:style-name="T5">DIC: </text:span><text:span text:style-name="T6">62.1</text:span><text:span text:style-name="T7">±3.3</text:span></text:p>
        </draw:ellipse>
        <draw:ellipse draw:style-name="gr5" draw:text-style-name="P6" draw:layer="layout" svg:width="4.699cm" svg:height="1.778cm" svg:x="16.782cm" svg:y="13.461cm" draw:kind="arc" draw:start-angle="177.55" draw:end-angle="161.05">
          <text:p text:style-name="P1"><text:span text:style-name="T5">DPOC: </text:span><text:span text:style-name="T6">-0.2</text:span><text:span text:style-name="T7">±0.3</text:span></text:p>
        </draw:ellipse>
        <draw:custom-shape draw:style-name="gr7" draw:text-style-name="P12" draw:layer="layout" svg:width="0.254cm" svg:height="1.905cm" svg:x="4.78cm" svg:y="15.732cm">
          <text:p text:style-name="P11"><text:span text:style-name="T10">-0.1±0</text:span><text:span text:style-name="T11">.1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254cm" svg:height="1.905cm" svg:x="7.512cm" svg:y="15.732cm">
          <text:p text:style-name="P11"><text:span text:style-name="T10">0.0±0</text:span><text:span text:style-name="T11">.1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3" draw:layer="layout" svg:width="0.228cm" svg:height="1.932cm" svg:x="7.964cm" svg:y="7.885cm">
          <text:p text:style-name="P13"><text:span text:style-name="T9">-43.1</text:span><text:span text:style-name="T10">±1</text:span><text:span text:style-name="T11">.2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0.228cm" svg:height="1.932cm" svg:x="10.171cm" svg:y="15.586cm">
          <text:p text:style-name="P11"><text:span text:style-name="T9">0.0</text:span><text:span text:style-name="T10">±0</text:span><text:span text:style-name="T11">.0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8" draw:layer="layout" svg:width="1.905cm" svg:height="0.254cm" svg:x="11.995cm" svg:y="14.265cm">
          <text:p text:style-name="P17"><text:span text:style-name="T9">7.7</text:span><text:span text:style-name="T10">±3</text:span><text:span text:style-name="T11">.5</text:span></text:p>
          <draw:enhanced-geometry svg:viewBox="0 0 21600 21600" draw:text-areas="0 ?f0 ?f5 ?f2" draw:mirror-horizontal="false" draw:mirror-vertical="false" draw:type="right-arrow" draw:modifiers="16262.3294858342 6776.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draw:layer="layout" svg:width="2.794cm" svg:height="0.864cm" draw:transform="rotate (1.5707963267949) translate (7.311cm 9.444cm)">
          <draw:text-box>
            <text:p text:style-name="P19">CO<text:span text:style-name="T12">2</text:span>flux</text:p>
          </draw:text-box>
        </draw:frame>
        <draw:frame draw:style-name="gr12" draw:text-style-name="P20" draw:layer="layout" svg:width="2.794cm" svg:height="0.825cm" draw:transform="rotate (1.5707963267949) translate (4.011cm 17.344cm)">
          <draw:text-box>
            <text:p text:style-name="P19">prcaca</text:p>
          </draw:text-box>
        </draw:frame>
        <draw:frame draw:style-name="gr12" draw:text-style-name="P20" draw:layer="layout" svg:width="2.794cm" svg:height="0.825cm" draw:transform="rotate (1.5707963267949) translate (7.012cm 17.344cm)">
          <draw:text-box>
            <text:p text:style-name="P19">prorca</text:p>
          </draw:text-box>
        </draw:frame>
        <draw:frame draw:style-name="gr12" draw:text-style-name="P20" draw:layer="layout" svg:width="2.794cm" svg:height="0.825cm" draw:transform="rotate (1.5707963267949) translate (9.613cm 17.344cm)">
          <draw:text-box>
            <text:p text:style-name="P19">sedfludic</text:p>
          </draw:text-box>
        </draw:frame>
        <draw:frame draw:style-name="gr12" draw:text-style-name="P20" draw:layer="layout" svg:width="2.794cm" svg:height="1.199cm" svg:x="12.43cm" svg:y="14.419cm">
          <draw:text-box>
            <text:p text:style-name="P19">Northward Carbon flux</text:p>
          </draw:text-box>
        </draw:frame>
        <draw:frame draw:style-name="gr12" draw:text-style-name="P20" draw:layer="layout" svg:width="2.794cm" svg:height="1.199cm" svg:x="12.43cm" svg:y="11.966cm">
          <draw:text-box>
            <text:p text:style-name="P19">Southward Carbon flux</text:p>
          </draw:text-box>
        </draw:frame>
        <draw:custom-shape draw:style-name="gr13" draw:text-style-name="P21" draw:layer="layout" svg:width="1.905cm" svg:height="0.254cm" svg:x="11.595cm" svg:y="11.795cm">
          <text:p text:style-name="P1"><text:span text:style-name="T9">-7.6</text:span><text:span text:style-name="T10">±3.5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0.228cm" svg:height="1.932cm" svg:x="21.563cm" svg:y="15.587cm">
          <text:p text:style-name="P15"><text:span text:style-name="T9">-0.1</text:span><text:span text:style-name="T10">±0.1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20.914cm 17.344cm)">
          <draw:text-box>
            <text:p text:style-name="P19">sedfludic</text:p>
          </draw:text-box>
        </draw:frame>
        <draw:frame draw:style-name="gr12" draw:text-style-name="P20" draw:layer="layout" svg:width="2.794cm" svg:height="0.825cm" draw:transform="rotate (1.5707963267949) translate (17.713cm 17.344cm)">
          <draw:text-box>
            <text:p text:style-name="P19">prorca</text:p>
          </draw:text-box>
        </draw:frame>
        <draw:custom-shape draw:style-name="gr7" draw:text-style-name="P12" draw:layer="layout" svg:width="0.254cm" svg:height="1.905cm" svg:x="18.244cm" svg:y="15.732cm">
          <text:p text:style-name="P11"><text:span text:style-name="T10">-0.2±0.1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25cm" draw:transform="rotate (1.5707963267949) translate (13.912cm 17.344cm)">
          <draw:text-box>
            <text:p text:style-name="P19">prcaca</text:p>
          </draw:text-box>
        </draw:frame>
        <draw:custom-shape draw:style-name="gr7" draw:text-style-name="P42" draw:layer="layout" svg:width="0.254cm" svg:height="1.905cm" svg:x="14.412cm" svg:y="15.732cm">
          <text:p text:style-name="P22"><text:span text:style-name="T10">-1.4±0.5</text:span></text:p>
          <draw:enhanced-geometry svg:viewBox="0 0 21600 21600" draw:text-areas="?f0 0 ?f2 ?f5" draw:mirror-vertical="false" draw:mirror-horizontal="false" draw:type="down-arrow" draw:modifiers="17021.6159496327 7723.379174852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3" draw:layer="layout" svg:width="0.228cm" svg:height="1.932cm" svg:x="19.171cm" svg:y="7.886cm">
          <text:p text:style-name="P13"><text:span text:style-name="T9">-52.9</text:span><text:span text:style-name="T10">±0</text:span><text:span text:style-name="T11">.8</text:span></text:p>
          <draw:enhanced-geometry svg:viewBox="0 0 21600 21600" draw:text-areas="?f0 ?f7 ?f2 21600" draw:type="up-arrow" draw:modifiers="5218.41696844284 7545.851528384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0" draw:layer="layout" svg:width="2.794cm" svg:height="0.864cm" draw:transform="rotate (1.5707963267949) translate (18.511cm 9.444cm)">
          <draw:text-box>
            <text:p text:style-name="P19">CO<text:span text:style-name="T12">2</text:span>flux</text:p>
          </draw:text-box>
        </draw:frame>
        <draw:frame draw:style-name="gr14" draw:text-style-name="P25" draw:layer="layout" svg:width="13.716cm" svg:height="1.673cm" svg:x="19.161cm" svg:y="19.288cm">
          <draw:text-box>
            <text:p text:style-name="P24"><text:span text:style-name="T13">Methodolgy: see Frölicher et al. 2015 JoC</text:span></text:p>
          </draw:text-box>
        </draw:frame>
        <draw:custom-shape draw:style-name="gr11" draw:text-style-name="P18" draw:layer="layout" svg:width="1.905cm" svg:height="0.254cm" svg:x="7.985cm" svg:y="18.661cm">
          <text:p/>
          <draw:enhanced-geometry svg:viewBox="0 0 21600 21600" draw:text-areas="0 ?f0 ?f5 ?f2" draw:mirror-horizontal="false" draw:mirror-vertical="false" draw:type="right-arrow" draw:modifiers="16262.3294858342 6776.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5" draw:layer="layout" svg:width="5.969cm" svg:height="0.889cm" svg:x="6.588cm" svg:y="17.999cm">
          <draw:text-box>
            <text:p text:style-name="P24"><text:span text:style-name="T13">Carbon Flux [PgC]</text:span></text:p>
          </draw:text-box>
        </draw:frame>
        <draw:frame draw:style-name="gr16" draw:text-style-name="P25" draw:layer="layout" svg:width="8.944cm" svg:height="1.916cm" svg:x="5.191cm" svg:y="18.8cm">
          <draw:text-box>
            <text:p text:style-name="P24"><text:span text:style-name="T13"><text:s text:c="11"/></text:span><text:span text:style-name="T13">ensmean </text:span><text:span text:style-name="T14">± ensstd</text:span></text:p>
            <text:p text:style-name="P24"><text:span text:style-name="T14"><text:s text:c="5"/></text:span><text:span text:style-name="T14">forced signal ± int. variability</text:span></text:p>
          </draw:text-box>
        </draw:frame>
        <draw:ellipse draw:style-name="gr5" draw:text-style-name="P26" draw:layer="layout" svg:width="3.563cm" svg:height="1.213cm" svg:x="2.016cm" svg:y="18.526cm" draw:kind="arc" draw:start-angle="177.55" draw:end-angle="161.05">
          <text:p text:style-name="P26"><text:span text:style-name="T13">inventory </text:span></text:p>
          <text:p text:style-name="P26"><text:span text:style-name="T13">chang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2:13:50.098734694</meta:creation-date>
    <dc:date>2016-12-08T16:01:53.026362238</dc:date>
    <meta:editing-duration>P10DT4M4S</meta:editing-duration>
    <meta:editing-cycles>6</meta:editing-cycles>
    <meta:generator>LibreOffice/5.1.5.2$Linux_X86_64 LibreOffice_project/7a864d8825610a8c07cfc3bc01dd4fce6a9447e5</meta:generator>
    <meta:print-date>2016-11-28T14:54:10.578046524</meta:print-date>
    <meta:document-statistic meta:object-count="130"/>
  </office:meta>
</office:document-meta>
</file>